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a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76.2377" calcext:value-type="float">
            <text:p>276.2377</text:p>
          </table:table-cell>
          <table:table-cell office:value-type="float" office:value="-1.4619" calcext:value-type="float">
            <text:p>-1.4619</text:p>
          </table:table-cell>
        </table:table-row>
        <table:table-row table:style-name="ro1">
          <table:table-cell office:value-type="float" office:value="276.2421" calcext:value-type="float">
            <text:p>276.2421</text:p>
          </table:table-cell>
          <table:table-cell office:value-type="float" office:value="-1.4622" calcext:value-type="float">
            <text:p>-1.4622</text:p>
          </table:table-cell>
        </table:table-row>
        <table:table-row table:style-name="ro1">
          <table:table-cell office:value-type="float" office:value="276.1902" calcext:value-type="float">
            <text:p>276.1902</text:p>
          </table:table-cell>
          <table:table-cell office:value-type="float" office:value="-1.4633" calcext:value-type="float">
            <text:p>-1.4633</text:p>
          </table:table-cell>
        </table:table-row>
        <table:table-row table:style-name="ro1">
          <table:table-cell office:value-type="float" office:value="276.1313" calcext:value-type="float">
            <text:p>276.1313</text:p>
          </table:table-cell>
          <table:table-cell office:value-type="float" office:value="-1.4643" calcext:value-type="float">
            <text:p>-1.4643</text:p>
          </table:table-cell>
        </table:table-row>
        <table:table-row table:style-name="ro1">
          <table:table-cell office:value-type="float" office:value="276.0733" calcext:value-type="float">
            <text:p>276.0733</text:p>
          </table:table-cell>
          <table:table-cell office:value-type="float" office:value="-1.4652" calcext:value-type="float">
            <text:p>-1.4652</text:p>
          </table:table-cell>
        </table:table-row>
        <table:table-row table:style-name="ro1">
          <table:table-cell office:value-type="float" office:value="276.0389" calcext:value-type="float">
            <text:p>276.0389</text:p>
          </table:table-cell>
          <table:table-cell office:value-type="float" office:value="-1.4657" calcext:value-type="float">
            <text:p>-1.4657</text:p>
          </table:table-cell>
        </table:table-row>
        <table:table-row table:style-name="ro1">
          <table:table-cell office:value-type="float" office:value="276.001" calcext:value-type="float">
            <text:p>276.001</text:p>
          </table:table-cell>
          <table:table-cell office:value-type="float" office:value="-1.4664" calcext:value-type="float">
            <text:p>-1.4664</text:p>
          </table:table-cell>
        </table:table-row>
        <table:table-row table:style-name="ro1">
          <table:table-cell office:value-type="float" office:value="275.9594" calcext:value-type="float">
            <text:p>275.9594</text:p>
          </table:table-cell>
          <table:table-cell office:value-type="float" office:value="-1.4672" calcext:value-type="float">
            <text:p>-1.4672</text:p>
          </table:table-cell>
        </table:table-row>
        <table:table-row table:style-name="ro1">
          <table:table-cell office:value-type="float" office:value="275.9068" calcext:value-type="float">
            <text:p>275.9068</text:p>
          </table:table-cell>
          <table:table-cell office:value-type="float" office:value="-1.4681" calcext:value-type="float">
            <text:p>-1.4681</text:p>
          </table:table-cell>
        </table:table-row>
        <table:table-row table:style-name="ro1">
          <table:table-cell office:value-type="float" office:value="275.8577" calcext:value-type="float">
            <text:p>275.8577</text:p>
          </table:table-cell>
          <table:table-cell office:value-type="float" office:value="-1.4691" calcext:value-type="float">
            <text:p>-1.4691</text:p>
          </table:table-cell>
        </table:table-row>
        <table:table-row table:style-name="ro1">
          <table:table-cell office:value-type="float" office:value="275.8121" calcext:value-type="float">
            <text:p>275.8121</text:p>
          </table:table-cell>
          <table:table-cell office:value-type="float" office:value="-1.4695" calcext:value-type="float">
            <text:p>-1.4695</text:p>
          </table:table-cell>
        </table:table-row>
        <table:table-row table:style-name="ro1">
          <table:table-cell office:value-type="float" office:value="275.7969" calcext:value-type="float">
            <text:p>275.7969</text:p>
          </table:table-cell>
          <table:table-cell office:value-type="float" office:value="-1.4696" calcext:value-type="float">
            <text:p>-1.4696</text:p>
          </table:table-cell>
        </table:table-row>
        <table:table-row table:style-name="ro1">
          <table:table-cell office:value-type="float" office:value="275.8003" calcext:value-type="float">
            <text:p>275.8003</text:p>
          </table:table-cell>
          <table:table-cell office:value-type="float" office:value="-1.4694" calcext:value-type="float">
            <text:p>-1.4694</text:p>
          </table:table-cell>
        </table:table-row>
        <table:table-row table:style-name="ro1">
          <table:table-cell office:value-type="float" office:value="275.8137" calcext:value-type="float">
            <text:p>275.8137</text:p>
          </table:table-cell>
          <table:table-cell office:value-type="float" office:value="-1.4692" calcext:value-type="float">
            <text:p>-1.4692</text:p>
          </table:table-cell>
        </table:table-row>
        <table:table-row table:style-name="ro1">
          <table:table-cell office:value-type="float" office:value="275.8241" calcext:value-type="float">
            <text:p>275.8241</text:p>
          </table:table-cell>
          <table:table-cell office:value-type="float" office:value="-1.4691" calcext:value-type="float">
            <text:p>-1.4691</text:p>
          </table:table-cell>
        </table:table-row>
        <table:table-row table:style-name="ro1">
          <table:table-cell office:value-type="float" office:value="275.8355" calcext:value-type="float">
            <text:p>275.8355</text:p>
          </table:table-cell>
          <table:table-cell office:value-type="float" office:value="-1.4688" calcext:value-type="float">
            <text:p>-1.4688</text:p>
          </table:table-cell>
        </table:table-row>
        <table:table-row table:style-name="ro1">
          <table:table-cell office:value-type="float" office:value="275.8601" calcext:value-type="float">
            <text:p>275.8601</text:p>
          </table:table-cell>
          <table:table-cell office:value-type="float" office:value="-1.4683" calcext:value-type="float">
            <text:p>-1.4683</text:p>
          </table:table-cell>
        </table:table-row>
        <table:table-row table:style-name="ro1">
          <table:table-cell office:value-type="float" office:value="275.8861" calcext:value-type="float">
            <text:p>275.8861</text:p>
          </table:table-cell>
          <table:table-cell office:value-type="float" office:value="-1.4679" calcext:value-type="float">
            <text:p>-1.4679</text:p>
          </table:table-cell>
        </table:table-row>
        <table:table-row table:style-name="ro1">
          <table:table-cell office:value-type="float" office:value="275.9026" calcext:value-type="float">
            <text:p>275.9026</text:p>
          </table:table-cell>
          <table:table-cell office:value-type="float" office:value="-1.4677" calcext:value-type="float">
            <text:p>-1.4677</text:p>
          </table:table-cell>
        </table:table-row>
        <table:table-row table:style-name="ro1">
          <table:table-cell office:value-type="float" office:value="275.9125" calcext:value-type="float">
            <text:p>275.9125</text:p>
          </table:table-cell>
          <table:table-cell office:value-type="float" office:value="-1.4675" calcext:value-type="float">
            <text:p>-1.4675</text:p>
          </table:table-cell>
        </table:table-row>
        <table:table-row table:style-name="ro1">
          <table:table-cell office:value-type="float" office:value="275.9216" calcext:value-type="float">
            <text:p>275.9216</text:p>
          </table:table-cell>
          <table:table-cell office:value-type="float" office:value="-1.4674" calcext:value-type="float">
            <text:p>-1.4674</text:p>
          </table:table-cell>
        </table:table-row>
        <table:table-row table:style-name="ro1">
          <table:table-cell office:value-type="float" office:value="275.9273" calcext:value-type="float">
            <text:p>275.9273</text:p>
          </table:table-cell>
          <table:table-cell office:value-type="float" office:value="-1.4673" calcext:value-type="float">
            <text:p>-1.4673</text:p>
          </table:table-cell>
        </table:table-row>
        <table:table-row table:style-name="ro1">
          <table:table-cell office:value-type="float" office:value="275.9303" calcext:value-type="float">
            <text:p>275.9303</text:p>
          </table:table-cell>
          <table:table-cell office:value-type="float" office:value="-1.4673" calcext:value-type="float">
            <text:p>-1.4673</text:p>
          </table:table-cell>
        </table:table-row>
        <table:table-row table:style-name="ro1">
          <table:table-cell office:value-type="float" office:value="275.9295" calcext:value-type="float">
            <text:p>275.9295</text:p>
          </table:table-cell>
          <table:table-cell office:value-type="float" office:value="-1.4672" calcext:value-type="float">
            <text:p>-1.4672</text:p>
          </table:table-cell>
        </table:table-row>
        <table:table-row table:style-name="ro1">
          <table:table-cell office:value-type="float" office:value="275.9395" calcext:value-type="float">
            <text:p>275.9395</text:p>
          </table:table-cell>
          <table:table-cell office:value-type="float" office:value="-1.4671" calcext:value-type="float">
            <text:p>-1.4671</text:p>
          </table:table-cell>
        </table:table-row>
        <table:table-row table:style-name="ro1">
          <table:table-cell office:value-type="float" office:value="275.9427" calcext:value-type="float">
            <text:p>275.9427</text:p>
          </table:table-cell>
          <table:table-cell office:value-type="float" office:value="-1.467" calcext:value-type="float">
            <text:p>-1.467</text:p>
          </table:table-cell>
        </table:table-row>
        <table:table-row table:style-name="ro1">
          <table:table-cell office:value-type="float" office:value="275.9545" calcext:value-type="float">
            <text:p>275.9545</text:p>
          </table:table-cell>
          <table:table-cell office:value-type="float" office:value="-1.4667" calcext:value-type="float">
            <text:p>-1.4667</text:p>
          </table:table-cell>
        </table:table-row>
        <table:table-row table:style-name="ro1">
          <table:table-cell office:value-type="float" office:value="275.9759" calcext:value-type="float">
            <text:p>275.9759</text:p>
          </table:table-cell>
          <table:table-cell office:value-type="float" office:value="-1.4664" calcext:value-type="float">
            <text:p>-1.4664</text:p>
          </table:table-cell>
        </table:table-row>
        <table:table-row table:style-name="ro1">
          <table:table-cell office:value-type="float" office:value="275.9839" calcext:value-type="float">
            <text:p>275.9839</text:p>
          </table:table-cell>
          <table:table-cell office:value-type="float" office:value="-1.4662" calcext:value-type="float">
            <text:p>-1.4662</text:p>
          </table:table-cell>
        </table:table-row>
        <table:table-row table:style-name="ro1">
          <table:table-cell office:value-type="float" office:value="276.0009" calcext:value-type="float">
            <text:p>276.0009</text:p>
          </table:table-cell>
          <table:table-cell office:value-type="float" office:value="-1.466" calcext:value-type="float">
            <text:p>-1.466</text:p>
          </table:table-cell>
        </table:table-row>
        <table:table-row table:style-name="ro1">
          <table:table-cell office:value-type="float" office:value="276.0067" calcext:value-type="float">
            <text:p>276.0067</text:p>
          </table:table-cell>
          <table:table-cell office:value-type="float" office:value="-1.466" calcext:value-type="float">
            <text:p>-1.466</text:p>
          </table:table-cell>
        </table:table-row>
        <table:table-row table:style-name="ro1">
          <table:table-cell office:value-type="float" office:value="275.9998" calcext:value-type="float">
            <text:p>275.9998</text:p>
          </table:table-cell>
          <table:table-cell office:value-type="float" office:value="-1.4661" calcext:value-type="float">
            <text:p>-1.4661</text:p>
          </table:table-cell>
        </table:table-row>
        <table:table-row table:style-name="ro1">
          <table:table-cell office:value-type="float" office:value="275.9956" calcext:value-type="float">
            <text:p>275.9956</text:p>
          </table:table-cell>
          <table:table-cell office:value-type="float" office:value="-1.4662" calcext:value-type="float">
            <text:p>-1.4662</text:p>
          </table:table-cell>
        </table:table-row>
        <table:table-row table:style-name="ro1">
          <table:table-cell office:value-type="float" office:value="275.984" calcext:value-type="float">
            <text:p>275.984</text:p>
          </table:table-cell>
          <table:table-cell office:value-type="float" office:value="-1.4663" calcext:value-type="float">
            <text:p>-1.4663</text:p>
          </table:table-cell>
        </table:table-row>
        <table:table-row table:style-name="ro1">
          <table:table-cell office:value-type="float" office:value="275.9904" calcext:value-type="float">
            <text:p>275.9904</text:p>
          </table:table-cell>
          <table:table-cell office:value-type="float" office:value="-1.4661" calcext:value-type="float">
            <text:p>-1.4661</text:p>
          </table:table-cell>
        </table:table-row>
        <table:table-row table:style-name="ro1">
          <table:table-cell office:value-type="float" office:value="276.0125" calcext:value-type="float">
            <text:p>276.0125</text:p>
          </table:table-cell>
          <table:table-cell office:value-type="float" office:value="-1.4656" calcext:value-type="float">
            <text:p>-1.4656</text:p>
          </table:table-cell>
        </table:table-row>
        <table:table-row table:style-name="ro1">
          <table:table-cell office:value-type="float" office:value="276.0376" calcext:value-type="float">
            <text:p>276.0376</text:p>
          </table:table-cell>
          <table:table-cell office:value-type="float" office:value="-1.4652" calcext:value-type="float">
            <text:p>-1.4652</text:p>
          </table:table-cell>
        </table:table-row>
        <table:table-row table:style-name="ro1">
          <table:table-cell office:value-type="float" office:value="276.0697" calcext:value-type="float">
            <text:p>276.0697</text:p>
          </table:table-cell>
          <table:table-cell office:value-type="float" office:value="-1.4648" calcext:value-type="float">
            <text:p>-1.4648</text:p>
          </table:table-cell>
        </table:table-row>
        <table:table-row table:style-name="ro1">
          <table:table-cell office:value-type="float" office:value="276.0748" calcext:value-type="float">
            <text:p>276.0748</text:p>
          </table:table-cell>
          <table:table-cell office:value-type="float" office:value="-1.4648" calcext:value-type="float">
            <text:p>-1.4648</text:p>
          </table:table-cell>
        </table:table-row>
        <table:table-row table:style-name="ro1">
          <table:table-cell office:value-type="float" office:value="276.0801" calcext:value-type="float">
            <text:p>276.0801</text:p>
          </table:table-cell>
          <table:table-cell office:value-type="float" office:value="-1.4646" calcext:value-type="float">
            <text:p>-1.4646</text:p>
          </table:table-cell>
        </table:table-row>
        <table:table-row table:style-name="ro1">
          <table:table-cell office:value-type="float" office:value="276.096" calcext:value-type="float">
            <text:p>276.096</text:p>
          </table:table-cell>
          <table:table-cell office:value-type="float" office:value="-1.4643" calcext:value-type="float">
            <text:p>-1.4643</text:p>
          </table:table-cell>
        </table:table-row>
        <table:table-row table:style-name="ro1">
          <table:table-cell office:value-type="float" office:value="276.1094" calcext:value-type="float">
            <text:p>276.1094</text:p>
          </table:table-cell>
          <table:table-cell office:value-type="float" office:value="-1.4641" calcext:value-type="float">
            <text:p>-1.4641</text:p>
          </table:table-cell>
        </table:table-row>
        <table:table-row table:style-name="ro1">
          <table:table-cell office:value-type="float" office:value="276.1202" calcext:value-type="float">
            <text:p>276.1202</text:p>
          </table:table-cell>
          <table:table-cell office:value-type="float" office:value="-1.4638" calcext:value-type="float">
            <text:p>-1.4638</text:p>
          </table:table-cell>
        </table:table-row>
        <table:table-row table:style-name="ro1">
          <table:table-cell office:value-type="float" office:value="276.1349" calcext:value-type="float">
            <text:p>276.1349</text:p>
          </table:table-cell>
          <table:table-cell office:value-type="float" office:value="-1.4636" calcext:value-type="float">
            <text:p>-1.4636</text:p>
          </table:table-cell>
        </table:table-row>
        <table:table-row table:style-name="ro1">
          <table:table-cell office:value-type="float" office:value="276.144" calcext:value-type="float">
            <text:p>276.144</text:p>
          </table:table-cell>
          <table:table-cell office:value-type="float" office:value="-1.4635" calcext:value-type="float">
            <text:p>-1.4635</text:p>
          </table:table-cell>
        </table:table-row>
        <table:table-row table:style-name="ro1">
          <table:table-cell office:value-type="float" office:value="276.1488" calcext:value-type="float">
            <text:p>276.1488</text:p>
          </table:table-cell>
          <table:table-cell office:value-type="float" office:value="-1.4635" calcext:value-type="float">
            <text:p>-1.4635</text:p>
          </table:table-cell>
        </table:table-row>
        <table:table-row table:style-name="ro1">
          <table:table-cell office:value-type="float" office:value="276.1518" calcext:value-type="float">
            <text:p>276.1518</text:p>
          </table:table-cell>
          <table:table-cell office:value-type="float" office:value="-1.4633" calcext:value-type="float">
            <text:p>-1.4633</text:p>
          </table:table-cell>
        </table:table-row>
        <table:table-row table:style-name="ro1">
          <table:table-cell office:value-type="float" office:value="276.1703" calcext:value-type="float">
            <text:p>276.1703</text:p>
          </table:table-cell>
          <table:table-cell office:value-type="float" office:value="-1.4629" calcext:value-type="float">
            <text:p>-1.4629</text:p>
          </table:table-cell>
        </table:table-row>
        <table:table-row table:style-name="ro1">
          <table:table-cell office:value-type="float" office:value="276.196" calcext:value-type="float">
            <text:p>276.196</text:p>
          </table:table-cell>
          <table:table-cell office:value-type="float" office:value="-1.4624" calcext:value-type="float">
            <text:p>-1.4624</text:p>
          </table:table-cell>
        </table:table-row>
        <table:table-row table:style-name="ro1">
          <table:table-cell office:value-type="float" office:value="276.2263" calcext:value-type="float">
            <text:p>276.2263</text:p>
          </table:table-cell>
          <table:table-cell office:value-type="float" office:value="-1.4619" calcext:value-type="float">
            <text:p>-1.4619</text:p>
          </table:table-cell>
        </table:table-row>
        <table:table-row table:style-name="ro1">
          <table:table-cell office:value-type="float" office:value="276.2517" calcext:value-type="float">
            <text:p>276.2517</text:p>
          </table:table-cell>
          <table:table-cell office:value-type="float" office:value="-1.4615" calcext:value-type="float">
            <text:p>-1.4615</text:p>
          </table:table-cell>
        </table:table-row>
        <table:table-row table:style-name="ro1">
          <table:table-cell office:value-type="float" office:value="276.2785" calcext:value-type="float">
            <text:p>276.2785</text:p>
          </table:table-cell>
          <table:table-cell office:value-type="float" office:value="-1.461" calcext:value-type="float">
            <text:p>-1.461</text:p>
          </table:table-cell>
        </table:table-row>
        <table:table-row table:style-name="ro1">
          <table:table-cell office:value-type="float" office:value="276.2915" calcext:value-type="float">
            <text:p>276.2915</text:p>
          </table:table-cell>
          <table:table-cell office:value-type="float" office:value="-1.461" calcext:value-type="float">
            <text:p>-1.461</text:p>
          </table:table-cell>
        </table:table-row>
        <table:table-row table:style-name="ro1">
          <table:table-cell office:value-type="float" office:value="276.2881" calcext:value-type="float">
            <text:p>276.2881</text:p>
          </table:table-cell>
          <table:table-cell office:value-type="float" office:value="-1.4609" calcext:value-type="float">
            <text:p>-1.4609</text:p>
          </table:table-cell>
        </table:table-row>
        <table:table-row table:style-name="ro1">
          <table:table-cell office:value-type="float" office:value="276.3036" calcext:value-type="float">
            <text:p>276.3036</text:p>
          </table:table-cell>
          <table:table-cell office:value-type="float" office:value="-1.4606" calcext:value-type="float">
            <text:p>-1.4606</text:p>
          </table:table-cell>
        </table:table-row>
        <table:table-row table:style-name="ro1">
          <table:table-cell office:value-type="float" office:value="276.3216" calcext:value-type="float">
            <text:p>276.3216</text:p>
          </table:table-cell>
          <table:table-cell office:value-type="float" office:value="-1.4603" calcext:value-type="float">
            <text:p>-1.4603</text:p>
          </table:table-cell>
        </table:table-row>
        <table:table-row table:style-name="ro1">
          <table:table-cell office:value-type="float" office:value="276.3372" calcext:value-type="float">
            <text:p>276.3372</text:p>
          </table:table-cell>
          <table:table-cell office:value-type="float" office:value="-1.4601" calcext:value-type="float">
            <text:p>-1.4601</text:p>
          </table:table-cell>
        </table:table-row>
        <table:table-row table:style-name="ro1">
          <table:table-cell office:value-type="float" office:value="276.342" calcext:value-type="float">
            <text:p>276.342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276.3512" calcext:value-type="float">
            <text:p>276.3512</text:p>
          </table:table-cell>
          <table:table-cell office:value-type="float" office:value="-1.4598" calcext:value-type="float">
            <text:p>-1.4598</text:p>
          </table:table-cell>
        </table:table-row>
        <table:table-row table:style-name="ro1">
          <table:table-cell office:value-type="float" office:value="276.3666" calcext:value-type="float">
            <text:p>276.3666</text:p>
          </table:table-cell>
          <table:table-cell office:value-type="float" office:value="-1.4596" calcext:value-type="float">
            <text:p>-1.4596</text:p>
          </table:table-cell>
        </table:table-row>
        <table:table-row table:style-name="ro1">
          <table:table-cell office:value-type="float" office:value="276.3799" calcext:value-type="float">
            <text:p>276.3799</text:p>
          </table:table-cell>
          <table:table-cell office:value-type="float" office:value="-1.4594" calcext:value-type="float">
            <text:p>-1.4594</text:p>
          </table:table-cell>
        </table:table-row>
        <table:table-row table:style-name="ro1">
          <table:table-cell office:value-type="float" office:value="276.3858" calcext:value-type="float">
            <text:p>276.3858</text:p>
          </table:table-cell>
          <table:table-cell office:value-type="float" office:value="-1.4593" calcext:value-type="float">
            <text:p>-1.4593</text:p>
          </table:table-cell>
        </table:table-row>
        <table:table-row table:style-name="ro1">
          <table:table-cell office:value-type="float" office:value="276.3966" calcext:value-type="float">
            <text:p>276.3966</text:p>
          </table:table-cell>
          <table:table-cell office:value-type="float" office:value="-1.459" calcext:value-type="float">
            <text:p>-1.459</text:p>
          </table:table-cell>
        </table:table-row>
        <table:table-row table:style-name="ro1">
          <table:table-cell office:value-type="float" office:value="276.4142" calcext:value-type="float">
            <text:p>276.4142</text:p>
          </table:table-cell>
          <table:table-cell office:value-type="float" office:value="-1.4588" calcext:value-type="float">
            <text:p>-1.4588</text:p>
          </table:table-cell>
        </table:table-row>
        <table:table-row table:style-name="ro1">
          <table:table-cell office:value-type="float" office:value="276.4258" calcext:value-type="float">
            <text:p>276.4258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366" calcext:value-type="float">
            <text:p>276.4366</text:p>
          </table:table-cell>
          <table:table-cell office:value-type="float" office:value="-1.4584" calcext:value-type="float">
            <text:p>-1.4584</text:p>
          </table:table-cell>
        </table:table-row>
        <table:table-row table:style-name="ro1">
          <table:table-cell office:value-type="float" office:value="276.4434" calcext:value-type="float">
            <text:p>276.4434</text:p>
          </table:table-cell>
          <table:table-cell office:value-type="float" office:value="-1.4584" calcext:value-type="float">
            <text:p>-1.4584</text:p>
          </table:table-cell>
        </table:table-row>
        <table:table-row table:style-name="ro1">
          <table:table-cell office:value-type="float" office:value="276.4397" calcext:value-type="float">
            <text:p>276.4397</text:p>
          </table:table-cell>
          <table:table-cell office:value-type="float" office:value="-1.4584" calcext:value-type="float">
            <text:p>-1.4584</text:p>
          </table:table-cell>
        </table:table-row>
        <table:table-row table:style-name="ro1">
          <table:table-cell office:value-type="float" office:value="276.4383" calcext:value-type="float">
            <text:p>276.4383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366" calcext:value-type="float">
            <text:p>276.4366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361" calcext:value-type="float">
            <text:p>276.4361</text:p>
          </table:table-cell>
          <table:table-cell office:value-type="float" office:value="-1.4584" calcext:value-type="float">
            <text:p>-1.4584</text:p>
          </table:table-cell>
        </table:table-row>
        <table:table-row table:style-name="ro1">
          <table:table-cell office:value-type="float" office:value="276.4465" calcext:value-type="float">
            <text:p>276.4465</text:p>
          </table:table-cell>
          <table:table-cell office:value-type="float" office:value="-1.4582" calcext:value-type="float">
            <text:p>-1.4582</text:p>
          </table:table-cell>
        </table:table-row>
        <table:table-row table:style-name="ro1">
          <table:table-cell office:value-type="float" office:value="276.4522" calcext:value-type="float">
            <text:p>276.4522</text:p>
          </table:table-cell>
          <table:table-cell office:value-type="float" office:value="-1.4579" calcext:value-type="float">
            <text:p>-1.4579</text:p>
          </table:table-cell>
        </table:table-row>
        <table:table-row table:style-name="ro1">
          <table:table-cell office:value-type="float" office:value="276.488" calcext:value-type="float">
            <text:p>276.488</text:p>
          </table:table-cell>
          <table:table-cell office:value-type="float" office:value="-1.4573" calcext:value-type="float">
            <text:p>-1.4573</text:p>
          </table:table-cell>
        </table:table-row>
        <table:table-row table:style-name="ro1">
          <table:table-cell office:value-type="float" office:value="276.5176" calcext:value-type="float">
            <text:p>276.5176</text:p>
          </table:table-cell>
          <table:table-cell office:value-type="float" office:value="-1.4568" calcext:value-type="float">
            <text:p>-1.4568</text:p>
          </table:table-cell>
        </table:table-row>
        <table:table-row table:style-name="ro1">
          <table:table-cell office:value-type="float" office:value="276.5444" calcext:value-type="float">
            <text:p>276.5444</text:p>
          </table:table-cell>
          <table:table-cell office:value-type="float" office:value="-1.4563" calcext:value-type="float">
            <text:p>-1.4563</text:p>
          </table:table-cell>
        </table:table-row>
        <table:table-row table:style-name="ro1">
          <table:table-cell office:value-type="float" office:value="276.5696" calcext:value-type="float">
            <text:p>276.5696</text:p>
          </table:table-cell>
          <table:table-cell office:value-type="float" office:value="-1.456" calcext:value-type="float">
            <text:p>-1.456</text:p>
          </table:table-cell>
        </table:table-row>
        <table:table-row table:style-name="ro1">
          <table:table-cell office:value-type="float" office:value="276.5889" calcext:value-type="float">
            <text:p>276.5889</text:p>
          </table:table-cell>
          <table:table-cell office:value-type="float" office:value="-1.4556" calcext:value-type="float">
            <text:p>-1.4556</text:p>
          </table:table-cell>
        </table:table-row>
        <table:table-row table:style-name="ro1">
          <table:table-cell office:value-type="float" office:value="276.5934" calcext:value-type="float">
            <text:p>276.5934</text:p>
          </table:table-cell>
          <table:table-cell office:value-type="float" office:value="-1.4558" calcext:value-type="float">
            <text:p>-1.4558</text:p>
          </table:table-cell>
        </table:table-row>
        <table:table-row table:style-name="ro1">
          <table:table-cell office:value-type="float" office:value="276.5821" calcext:value-type="float">
            <text:p>276.5821</text:p>
          </table:table-cell>
          <table:table-cell office:value-type="float" office:value="-1.456" calcext:value-type="float">
            <text:p>-1.456</text:p>
          </table:table-cell>
        </table:table-row>
        <table:table-row table:style-name="ro1">
          <table:table-cell office:value-type="float" office:value="276.5732" calcext:value-type="float">
            <text:p>276.5732</text:p>
          </table:table-cell>
          <table:table-cell office:value-type="float" office:value="-1.4562" calcext:value-type="float">
            <text:p>-1.4562</text:p>
          </table:table-cell>
        </table:table-row>
        <table:table-row table:style-name="ro1">
          <table:table-cell office:value-type="float" office:value="276.5552" calcext:value-type="float">
            <text:p>276.5552</text:p>
          </table:table-cell>
          <table:table-cell office:value-type="float" office:value="-1.4565" calcext:value-type="float">
            <text:p>-1.4565</text:p>
          </table:table-cell>
        </table:table-row>
        <table:table-row table:style-name="ro1">
          <table:table-cell office:value-type="float" office:value="276.5471" calcext:value-type="float">
            <text:p>276.5471</text:p>
          </table:table-cell>
          <table:table-cell office:value-type="float" office:value="-1.4565" calcext:value-type="float">
            <text:p>-1.4565</text:p>
          </table:table-cell>
        </table:table-row>
        <table:table-row table:style-name="ro1">
          <table:table-cell office:value-type="float" office:value="276.5526" calcext:value-type="float">
            <text:p>276.5526</text:p>
          </table:table-cell>
          <table:table-cell office:value-type="float" office:value="-1.4563" calcext:value-type="float">
            <text:p>-1.4563</text:p>
          </table:table-cell>
        </table:table-row>
        <table:table-row table:style-name="ro1">
          <table:table-cell office:value-type="float" office:value="276.5663" calcext:value-type="float">
            <text:p>276.5663</text:p>
          </table:table-cell>
          <table:table-cell office:value-type="float" office:value="-1.4561" calcext:value-type="float">
            <text:p>-1.4561</text:p>
          </table:table-cell>
        </table:table-row>
        <table:table-row table:style-name="ro1">
          <table:table-cell office:value-type="float" office:value="276.5791" calcext:value-type="float">
            <text:p>276.5791</text:p>
          </table:table-cell>
          <table:table-cell office:value-type="float" office:value="-1.4559" calcext:value-type="float">
            <text:p>-1.4559</text:p>
          </table:table-cell>
        </table:table-row>
        <table:table-row table:style-name="ro1">
          <table:table-cell office:value-type="float" office:value="276.5904" calcext:value-type="float">
            <text:p>276.5904</text:p>
          </table:table-cell>
          <table:table-cell office:value-type="float" office:value="-1.4557" calcext:value-type="float">
            <text:p>-1.4557</text:p>
          </table:table-cell>
        </table:table-row>
        <table:table-row table:style-name="ro1">
          <table:table-cell office:value-type="float" office:value="276.6035" calcext:value-type="float">
            <text:p>276.6035</text:p>
          </table:table-cell>
          <table:table-cell office:value-type="float" office:value="-1.4555" calcext:value-type="float">
            <text:p>-1.4555</text:p>
          </table:table-cell>
        </table:table-row>
        <table:table-row table:style-name="ro1">
          <table:table-cell office:value-type="float" office:value="276.6125" calcext:value-type="float">
            <text:p>276.6125</text:p>
          </table:table-cell>
          <table:table-cell office:value-type="float" office:value="-1.4554" calcext:value-type="float">
            <text:p>-1.4554</text:p>
          </table:table-cell>
        </table:table-row>
        <table:table-row table:style-name="ro1">
          <table:table-cell office:value-type="float" office:value="276.6166" calcext:value-type="float">
            <text:p>276.6166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221" calcext:value-type="float">
            <text:p>276.6221</text:p>
          </table:table-cell>
          <table:table-cell office:value-type="float" office:value="-1.4552" calcext:value-type="float">
            <text:p>-1.4552</text:p>
          </table:table-cell>
        </table:table-row>
        <table:table-row table:style-name="ro1">
          <table:table-cell office:value-type="float" office:value="276.627" calcext:value-type="float">
            <text:p>276.627</text:p>
          </table:table-cell>
          <table:table-cell office:value-type="float" office:value="-1.4551" calcext:value-type="float">
            <text:p>-1.4551</text:p>
          </table:table-cell>
        </table:table-row>
        <table:table-row table:style-name="ro1">
          <table:table-cell office:value-type="float" office:value="276.623" calcext:value-type="float">
            <text:p>276.623</text:p>
          </table:table-cell>
          <table:table-cell office:value-type="float" office:value="-1.4552" calcext:value-type="float">
            <text:p>-1.4552</text:p>
          </table:table-cell>
        </table:table-row>
        <table:table-row table:style-name="ro1">
          <table:table-cell office:value-type="float" office:value="276.6205" calcext:value-type="float">
            <text:p>276.6205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213" calcext:value-type="float">
            <text:p>276.6213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155" calcext:value-type="float">
            <text:p>276.6155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148" calcext:value-type="float">
            <text:p>276.6148</text:p>
          </table:table-cell>
          <table:table-cell office:value-type="float" office:value="-1.4554" calcext:value-type="float">
            <text:p>-1.4554</text:p>
          </table:table-cell>
        </table:table-row>
        <table:table-row table:style-name="ro1">
          <table:table-cell office:value-type="float" office:value="276.6117" calcext:value-type="float">
            <text:p>276.6117</text:p>
          </table:table-cell>
          <table:table-cell office:value-type="float" office:value="-1.4554" calcext:value-type="float">
            <text:p>-1.4554</text:p>
          </table:table-cell>
        </table:table-row>
        <table:table-row table:style-name="ro1">
          <table:table-cell office:value-type="float" office:value="276.6063" calcext:value-type="float">
            <text:p>276.6063</text:p>
          </table:table-cell>
          <table:table-cell office:value-type="float" office:value="-1.4555" calcext:value-type="float">
            <text:p>-1.4555</text:p>
          </table:table-cell>
        </table:table-row>
        <table:table-row table:style-name="ro1">
          <table:table-cell office:value-type="float" office:value="276.6053" calcext:value-type="float">
            <text:p>276.6053</text:p>
          </table:table-cell>
          <table:table-cell office:value-type="float" office:value="-1.4555" calcext:value-type="float">
            <text:p>-1.4555</text:p>
          </table:table-cell>
        </table:table-row>
        <table:table-row table:style-name="ro1">
          <table:table-cell office:value-type="float" office:value="276.6141" calcext:value-type="float">
            <text:p>276.6141</text:p>
          </table:table-cell>
          <table:table-cell office:value-type="float" office:value="-1.4552" calcext:value-type="float">
            <text:p>-1.4552</text:p>
          </table:table-cell>
        </table:table-row>
        <table:table-row table:style-name="ro1">
          <table:table-cell office:value-type="float" office:value="276.6276" calcext:value-type="float">
            <text:p>276.6276</text:p>
          </table:table-cell>
          <table:table-cell office:value-type="float" office:value="-1.455" calcext:value-type="float">
            <text:p>-1.455</text:p>
          </table:table-cell>
        </table:table-row>
        <table:table-row table:style-name="ro1">
          <table:table-cell office:value-type="float" office:value="276.6376" calcext:value-type="float">
            <text:p>276.6376</text:p>
          </table:table-cell>
          <table:table-cell office:value-type="float" office:value="-1.455" calcext:value-type="float">
            <text:p>-1.455</text:p>
          </table:table-cell>
        </table:table-row>
        <table:table-row table:style-name="ro1">
          <table:table-cell office:value-type="float" office:value="276.6369" calcext:value-type="float">
            <text:p>276.6369</text:p>
          </table:table-cell>
          <table:table-cell office:value-type="float" office:value="-1.455" calcext:value-type="float">
            <text:p>-1.455</text:p>
          </table:table-cell>
        </table:table-row>
        <table:table-row table:style-name="ro1">
          <table:table-cell office:value-type="float" office:value="276.6335" calcext:value-type="float">
            <text:p>276.6335</text:p>
          </table:table-cell>
          <table:table-cell office:value-type="float" office:value="-1.4551" calcext:value-type="float">
            <text:p>-1.4551</text:p>
          </table:table-cell>
        </table:table-row>
        <table:table-row table:style-name="ro1">
          <table:table-cell office:value-type="float" office:value="276.6295" calcext:value-type="float">
            <text:p>276.6295</text:p>
          </table:table-cell>
          <table:table-cell office:value-type="float" office:value="-1.4551" calcext:value-type="float">
            <text:p>-1.4551</text:p>
          </table:table-cell>
        </table:table-row>
        <table:table-row table:style-name="ro1">
          <table:table-cell office:value-type="float" office:value="276.6219" calcext:value-type="float">
            <text:p>276.6219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181" calcext:value-type="float">
            <text:p>276.6181</text:p>
          </table:table-cell>
          <table:table-cell office:value-type="float" office:value="-1.4553" calcext:value-type="float">
            <text:p>-1.4553</text:p>
          </table:table-cell>
        </table:table-row>
        <table:table-row table:style-name="ro1">
          <table:table-cell office:value-type="float" office:value="276.6217" calcext:value-type="float">
            <text:p>276.6217</text:p>
          </table:table-cell>
          <table:table-cell office:value-type="float" office:value="-1.4552" calcext:value-type="float">
            <text:p>-1.4552</text:p>
          </table:table-cell>
        </table:table-row>
        <table:table-row table:style-name="ro1">
          <table:table-cell office:value-type="float" office:value="276.6245" calcext:value-type="float">
            <text:p>276.6245</text:p>
          </table:table-cell>
          <table:table-cell office:value-type="float" office:value="-1.4552" calcext:value-type="float">
            <text:p>-1.4552</text:p>
          </table:table-cell>
        </table:table-row>
        <table:table-row table:style-name="ro1">
          <table:table-cell office:value-type="float" office:value="276.6249" calcext:value-type="float">
            <text:p>276.6249</text:p>
          </table:table-cell>
          <table:table-cell office:value-type="float" office:value="-1.4549" calcext:value-type="float">
            <text:p>-1.4549</text:p>
          </table:table-cell>
        </table:table-row>
        <table:table-row table:style-name="ro1">
          <table:table-cell office:value-type="float" office:value="276.6628" calcext:value-type="float">
            <text:p>276.6628</text:p>
          </table:table-cell>
          <table:table-cell office:value-type="float" office:value="-1.4541" calcext:value-type="float">
            <text:p>-1.4541</text:p>
          </table:table-cell>
        </table:table-row>
        <table:table-row table:style-name="ro1">
          <table:table-cell office:value-type="float" office:value="276.7011" calcext:value-type="float">
            <text:p>276.7011</text:p>
          </table:table-cell>
          <table:table-cell office:value-type="float" office:value="-1.4535" calcext:value-type="float">
            <text:p>-1.4535</text:p>
          </table:table-cell>
        </table:table-row>
        <table:table-row table:style-name="ro1">
          <table:table-cell office:value-type="float" office:value="276.7286" calcext:value-type="float">
            <text:p>276.7286</text:p>
          </table:table-cell>
          <table:table-cell office:value-type="float" office:value="-1.4533" calcext:value-type="float">
            <text:p>-1.4533</text:p>
          </table:table-cell>
        </table:table-row>
        <table:table-row table:style-name="ro1">
          <table:table-cell office:value-type="float" office:value="276.7351" calcext:value-type="float">
            <text:p>276.7351</text:p>
          </table:table-cell>
          <table:table-cell office:value-type="float" office:value="-1.4533" calcext:value-type="float">
            <text:p>-1.4533</text:p>
          </table:table-cell>
        </table:table-row>
        <table:table-row table:style-name="ro1">
          <table:table-cell office:value-type="float" office:value="276.7288" calcext:value-type="float">
            <text:p>276.7288</text:p>
          </table:table-cell>
          <table:table-cell office:value-type="float" office:value="-1.4535" calcext:value-type="float">
            <text:p>-1.4535</text:p>
          </table:table-cell>
        </table:table-row>
        <table:table-row table:style-name="ro1">
          <table:table-cell office:value-type="float" office:value="276.7148" calcext:value-type="float">
            <text:p>276.7148</text:p>
          </table:table-cell>
          <table:table-cell office:value-type="float" office:value="-1.4537" calcext:value-type="float">
            <text:p>-1.4537</text:p>
          </table:table-cell>
        </table:table-row>
        <table:table-row table:style-name="ro1">
          <table:table-cell office:value-type="float" office:value="276.6962" calcext:value-type="float">
            <text:p>276.6962</text:p>
          </table:table-cell>
          <table:table-cell office:value-type="float" office:value="-1.4541" calcext:value-type="float">
            <text:p>-1.4541</text:p>
          </table:table-cell>
        </table:table-row>
        <table:table-row table:style-name="ro1">
          <table:table-cell office:value-type="float" office:value="276.6753" calcext:value-type="float">
            <text:p>276.6753</text:p>
          </table:table-cell>
          <table:table-cell office:value-type="float" office:value="-1.4545" calcext:value-type="float">
            <text:p>-1.4545</text:p>
          </table:table-cell>
        </table:table-row>
        <table:table-row table:style-name="ro1">
          <table:table-cell office:value-type="float" office:value="276.6488" calcext:value-type="float">
            <text:p>276.6488</text:p>
          </table:table-cell>
          <table:table-cell office:value-type="float" office:value="-1.4551" calcext:value-type="float">
            <text:p>-1.4551</text:p>
          </table:table-cell>
        </table:table-row>
        <table:table-row table:style-name="ro1">
          <table:table-cell office:value-type="float" office:value="276.6069" calcext:value-type="float">
            <text:p>276.6069</text:p>
          </table:table-cell>
          <table:table-cell office:value-type="float" office:value="-1.4559" calcext:value-type="float">
            <text:p>-1.4559</text:p>
          </table:table-cell>
        </table:table-row>
        <table:table-row table:style-name="ro1">
          <table:table-cell office:value-type="float" office:value="276.5642" calcext:value-type="float">
            <text:p>276.5642</text:p>
          </table:table-cell>
          <table:table-cell office:value-type="float" office:value="-1.4566" calcext:value-type="float">
            <text:p>-1.4566</text:p>
          </table:table-cell>
        </table:table-row>
        <table:table-row table:style-name="ro1">
          <table:table-cell office:value-type="float" office:value="276.52" calcext:value-type="float">
            <text:p>276.52</text:p>
          </table:table-cell>
          <table:table-cell office:value-type="float" office:value="-1.4573" calcext:value-type="float">
            <text:p>-1.4573</text:p>
          </table:table-cell>
        </table:table-row>
        <table:table-row table:style-name="ro1">
          <table:table-cell office:value-type="float" office:value="276.4876" calcext:value-type="float">
            <text:p>276.4876</text:p>
          </table:table-cell>
          <table:table-cell office:value-type="float" office:value="-1.4578" calcext:value-type="float">
            <text:p>-1.4578</text:p>
          </table:table-cell>
        </table:table-row>
        <table:table-row table:style-name="ro1">
          <table:table-cell office:value-type="float" office:value="276.4543" calcext:value-type="float">
            <text:p>276.4543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187" calcext:value-type="float">
            <text:p>276.4187</text:p>
          </table:table-cell>
          <table:table-cell office:value-type="float" office:value="-1.459" calcext:value-type="float">
            <text:p>-1.459</text:p>
          </table:table-cell>
        </table:table-row>
        <table:table-row table:style-name="ro1">
          <table:table-cell office:value-type="float" office:value="276.3926" calcext:value-type="float">
            <text:p>276.3926</text:p>
          </table:table-cell>
          <table:table-cell office:value-type="float" office:value="-1.4593" calcext:value-type="float">
            <text:p>-1.4593</text:p>
          </table:table-cell>
        </table:table-row>
        <table:table-row table:style-name="ro1">
          <table:table-cell office:value-type="float" office:value="276.382" calcext:value-type="float">
            <text:p>276.382</text:p>
          </table:table-cell>
          <table:table-cell office:value-type="float" office:value="-1.4595" calcext:value-type="float">
            <text:p>-1.4595</text:p>
          </table:table-cell>
        </table:table-row>
        <table:table-row table:style-name="ro1">
          <table:table-cell office:value-type="float" office:value="276.3719" calcext:value-type="float">
            <text:p>276.3719</text:p>
          </table:table-cell>
          <table:table-cell office:value-type="float" office:value="-1.4597" calcext:value-type="float">
            <text:p>-1.4597</text:p>
          </table:table-cell>
        </table:table-row>
        <table:table-row table:style-name="ro1">
          <table:table-cell office:value-type="float" office:value="276.3672" calcext:value-type="float">
            <text:p>276.3672</text:p>
          </table:table-cell>
          <table:table-cell office:value-type="float" office:value="-1.4597" calcext:value-type="float">
            <text:p>-1.4597</text:p>
          </table:table-cell>
        </table:table-row>
        <table:table-row table:style-name="ro1">
          <table:table-cell office:value-type="float" office:value="276.367" calcext:value-type="float">
            <text:p>276.367</text:p>
          </table:table-cell>
          <table:table-cell office:value-type="float" office:value="-1.4596" calcext:value-type="float">
            <text:p>-1.4596</text:p>
          </table:table-cell>
        </table:table-row>
        <table:table-row table:style-name="ro1">
          <table:table-cell office:value-type="float" office:value="276.3669" calcext:value-type="float">
            <text:p>276.3669</text:p>
          </table:table-cell>
          <table:table-cell office:value-type="float" office:value="-1.4596" calcext:value-type="float">
            <text:p>-1.4596</text:p>
          </table:table-cell>
        </table:table-row>
        <table:table-row table:style-name="ro1">
          <table:table-cell office:value-type="float" office:value="276.3799" calcext:value-type="float">
            <text:p>276.3799</text:p>
          </table:table-cell>
          <table:table-cell office:value-type="float" office:value="-1.4593" calcext:value-type="float">
            <text:p>-1.4593</text:p>
          </table:table-cell>
        </table:table-row>
        <table:table-row table:style-name="ro1">
          <table:table-cell office:value-type="float" office:value="276.3986" calcext:value-type="float">
            <text:p>276.3986</text:p>
          </table:table-cell>
          <table:table-cell office:value-type="float" office:value="-1.4589" calcext:value-type="float">
            <text:p>-1.4589</text:p>
          </table:table-cell>
        </table:table-row>
        <table:table-row table:style-name="ro1">
          <table:table-cell office:value-type="float" office:value="276.4197" calcext:value-type="float">
            <text:p>276.4197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445" calcext:value-type="float">
            <text:p>276.4445</text:p>
          </table:table-cell>
          <table:table-cell office:value-type="float" office:value="-1.4582" calcext:value-type="float">
            <text:p>-1.4582</text:p>
          </table:table-cell>
        </table:table-row>
        <table:table-row table:style-name="ro1">
          <table:table-cell office:value-type="float" office:value="276.4564" calcext:value-type="float">
            <text:p>276.4564</text:p>
          </table:table-cell>
          <table:table-cell office:value-type="float" office:value="-1.458" calcext:value-type="float">
            <text:p>-1.458</text:p>
          </table:table-cell>
        </table:table-row>
        <table:table-row table:style-name="ro1">
          <table:table-cell office:value-type="float" office:value="276.4626" calcext:value-type="float">
            <text:p>276.4626</text:p>
          </table:table-cell>
          <table:table-cell office:value-type="float" office:value="-1.458" calcext:value-type="float">
            <text:p>-1.458</text:p>
          </table:table-cell>
        </table:table-row>
        <table:table-row table:style-name="ro1">
          <table:table-cell office:value-type="float" office:value="276.4642" calcext:value-type="float">
            <text:p>276.4642</text:p>
          </table:table-cell>
          <table:table-cell office:value-type="float" office:value="-1.4579" calcext:value-type="float">
            <text:p>-1.4579</text:p>
          </table:table-cell>
        </table:table-row>
        <table:table-row table:style-name="ro1">
          <table:table-cell office:value-type="float" office:value="276.4772" calcext:value-type="float">
            <text:p>276.4772</text:p>
          </table:table-cell>
          <table:table-cell office:value-type="float" office:value="-1.4579" calcext:value-type="float">
            <text:p>-1.4579</text:p>
          </table:table-cell>
        </table:table-row>
        <table:table-row table:style-name="ro1">
          <table:table-cell office:value-type="float" office:value="276.4521" calcext:value-type="float">
            <text:p>276.4521</text:p>
          </table:table-cell>
          <table:table-cell office:value-type="float" office:value="-1.4585" calcext:value-type="float">
            <text:p>-1.4585</text:p>
          </table:table-cell>
        </table:table-row>
        <table:table-row table:style-name="ro1">
          <table:table-cell office:value-type="float" office:value="276.4222" calcext:value-type="float">
            <text:p>276.4222</text:p>
          </table:table-cell>
          <table:table-cell office:value-type="float" office:value="-1.4589" calcext:value-type="float">
            <text:p>-1.4589</text:p>
          </table:table-cell>
        </table:table-row>
        <table:table-row table:style-name="ro1">
          <table:table-cell office:value-type="float" office:value="276.4045" calcext:value-type="float">
            <text:p>276.4045</text:p>
          </table:table-cell>
          <table:table-cell office:value-type="float" office:value="-1.4591" calcext:value-type="float">
            <text:p>-1.4591</text:p>
          </table:table-cell>
        </table:table-row>
        <table:table-row table:style-name="ro1">
          <table:table-cell office:value-type="float" office:value="276.3876" calcext:value-type="float">
            <text:p>276.3876</text:p>
          </table:table-cell>
          <table:table-cell office:value-type="float" office:value="-1.4595" calcext:value-type="float">
            <text:p>-1.4595</text:p>
          </table:table-cell>
        </table:table-row>
        <table:table-row table:style-name="ro1">
          <table:table-cell office:value-type="float" office:value="276.3613" calcext:value-type="float">
            <text:p>276.3613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276.335" calcext:value-type="float">
            <text:p>276.335</text:p>
          </table:table-cell>
          <table:table-cell office:value-type="float" office:value="-1.4605" calcext:value-type="float">
            <text:p>-1.4605</text:p>
          </table:table-cell>
        </table:table-row>
        <table:table-row table:style-name="ro1">
          <table:table-cell office:value-type="float" office:value="276.3042" calcext:value-type="float">
            <text:p>276.3042</text:p>
          </table:table-cell>
          <table:table-cell office:value-type="float" office:value="-1.461" calcext:value-type="float">
            <text:p>-1.461</text:p>
          </table:table-cell>
        </table:table-row>
        <table:table-row table:style-name="ro1">
          <table:table-cell office:value-type="float" office:value="276.2789" calcext:value-type="float">
            <text:p>276.2789</text:p>
          </table:table-cell>
          <table:table-cell office:value-type="float" office:value="-1.4614" calcext:value-type="float">
            <text:p>-1.4614</text:p>
          </table:table-cell>
        </table:table-row>
        <table:table-row table:style-name="ro1">
          <table:table-cell office:value-type="float" office:value="276.2506" calcext:value-type="float">
            <text:p>276.2506</text:p>
          </table:table-cell>
          <table:table-cell office:value-type="float" office:value="-1.4619" calcext:value-type="float">
            <text:p>-1.4619</text:p>
          </table:table-cell>
        </table:table-row>
        <table:table-row table:style-name="ro1">
          <table:table-cell office:value-type="float" office:value="276.2233" calcext:value-type="float">
            <text:p>276.2233</text:p>
          </table:table-cell>
          <table:table-cell office:value-type="float" office:value="-1.4624" calcext:value-type="float">
            <text:p>-1.4624</text:p>
          </table:table-cell>
        </table:table-row>
        <table:table-row table:style-name="ro1">
          <table:table-cell office:value-type="float" office:value="276.2018" calcext:value-type="float">
            <text:p>276.2018</text:p>
          </table:table-cell>
          <table:table-cell office:value-type="float" office:value="-1.4627" calcext:value-type="float">
            <text:p>-1.4627</text:p>
          </table:table-cell>
        </table:table-row>
        <table:table-row table:style-name="ro1">
          <table:table-cell office:value-type="float" office:value="276.1899" calcext:value-type="float">
            <text:p>276.1899</text:p>
          </table:table-cell>
          <table:table-cell office:value-type="float" office:value="-1.4628" calcext:value-type="float">
            <text:p>-1.4628</text:p>
          </table:table-cell>
        </table:table-row>
        <table:table-row table:style-name="ro1">
          <table:table-cell office:value-type="float" office:value="276.1872" calcext:value-type="float">
            <text:p>276.1872</text:p>
          </table:table-cell>
          <table:table-cell office:value-type="float" office:value="-1.4627" calcext:value-type="float">
            <text:p>-1.4627</text:p>
          </table:table-cell>
        </table:table-row>
        <table:table-row table:style-name="ro1">
          <table:table-cell office:value-type="float" office:value="276.1928" calcext:value-type="float">
            <text:p>276.1928</text:p>
          </table:table-cell>
          <table:table-cell office:value-type="float" office:value="-1.4627" calcext:value-type="float">
            <text:p>-1.4627</text:p>
          </table:table-cell>
        </table:table-row>
        <table:table-row table:style-name="ro1">
          <table:table-cell office:value-type="float" office:value="276.2036" calcext:value-type="float">
            <text:p>276.2036</text:p>
          </table:table-cell>
          <table:table-cell office:value-type="float" office:value="-1.4623" calcext:value-type="float">
            <text:p>-1.4623</text:p>
          </table:table-cell>
        </table:table-row>
        <table:table-row table:style-name="ro1">
          <table:table-cell office:value-type="float" office:value="276.2299" calcext:value-type="float">
            <text:p>276.2299</text:p>
          </table:table-cell>
          <table:table-cell office:value-type="float" office:value="-1.4618" calcext:value-type="float">
            <text:p>-1.4618</text:p>
          </table:table-cell>
        </table:table-row>
        <table:table-row table:style-name="ro1">
          <table:table-cell office:value-type="float" office:value="276.2552" calcext:value-type="float">
            <text:p>276.2552</text:p>
          </table:table-cell>
          <table:table-cell office:value-type="float" office:value="-1.4615" calcext:value-type="float">
            <text:p>-1.4615</text:p>
          </table:table-cell>
        </table:table-row>
        <table:table-row table:style-name="ro1">
          <table:table-cell office:value-type="float" office:value="276.2594" calcext:value-type="float">
            <text:p>276.2594</text:p>
          </table:table-cell>
          <table:table-cell office:value-type="float" office:value="-1.4616" calcext:value-type="float">
            <text:p>-1.4616</text:p>
          </table:table-cell>
        </table:table-row>
        <table:table-row table:style-name="ro1">
          <table:table-cell office:value-type="float" office:value="276.2507" calcext:value-type="float">
            <text:p>276.2507</text:p>
          </table:table-cell>
          <table:table-cell office:value-type="float" office:value="-1.4618" calcext:value-type="float">
            <text:p>-1.4618</text:p>
          </table:table-cell>
        </table:table-row>
        <table:table-row table:style-name="ro1">
          <table:table-cell office:value-type="float" office:value="276.2443" calcext:value-type="float">
            <text:p>276.2443</text:p>
          </table:table-cell>
          <table:table-cell office:value-type="float" office:value="-1.4619" calcext:value-type="float">
            <text:p>-1.4619</text:p>
          </table:table-cell>
        </table:table-row>
        <table:table-row table:style-name="ro1">
          <table:table-cell office:value-type="float" office:value="276.2265" calcext:value-type="float">
            <text:p>276.2265</text:p>
          </table:table-cell>
          <table:table-cell office:value-type="float" office:value="-1.4624" calcext:value-type="float">
            <text:p>-1.4624</text:p>
          </table:table-cell>
        </table:table-row>
        <table:table-row table:style-name="ro1">
          <table:table-cell office:value-type="float" office:value="276.1948" calcext:value-type="float">
            <text:p>276.1948</text:p>
          </table:table-cell>
          <table:table-cell office:value-type="float" office:value="-1.4629" calcext:value-type="float">
            <text:p>-1.4629</text:p>
          </table:table-cell>
        </table:table-row>
        <table:table-row table:style-name="ro1">
          <table:table-cell office:value-type="float" office:value="276.1772" calcext:value-type="float">
            <text:p>276.1772</text:p>
          </table:table-cell>
          <table:table-cell office:value-type="float" office:value="-1.4631" calcext:value-type="float">
            <text:p>-1.4631</text:p>
          </table:table-cell>
        </table:table-row>
        <table:table-row table:style-name="ro1">
          <table:table-cell office:value-type="float" office:value="276.1619" calcext:value-type="float">
            <text:p>276.1619</text:p>
          </table:table-cell>
          <table:table-cell office:value-type="float" office:value="-1.4633" calcext:value-type="float">
            <text:p>-1.4633</text:p>
          </table:table-cell>
        </table:table-row>
        <table:table-row table:style-name="ro1">
          <table:table-cell office:value-type="float" office:value="276.1503" calcext:value-type="float">
            <text:p>276.1503</text:p>
          </table:table-cell>
          <table:table-cell office:value-type="float" office:value="-1.4635" calcext:value-type="float">
            <text:p>-1.4635</text:p>
          </table:table-cell>
        </table:table-row>
        <table:table-row table:style-name="ro1">
          <table:table-cell office:value-type="float" office:value="276.1457" calcext:value-type="float">
            <text:p>276.1457</text:p>
          </table:table-cell>
          <table:table-cell office:value-type="float" office:value="-1.4636" calcext:value-type="float">
            <text:p>-1.4636</text:p>
          </table:table-cell>
        </table:table-row>
        <table:table-row table:style-name="ro1">
          <table:table-cell office:value-type="float" office:value="276.1413" calcext:value-type="float">
            <text:p>276.1413</text:p>
          </table:table-cell>
          <table:table-cell office:value-type="float" office:value="-1.4637" calcext:value-type="float">
            <text:p>-1.4637</text:p>
          </table:table-cell>
        </table:table-row>
        <table:table-row table:style-name="ro1">
          <table:table-cell office:value-type="float" office:value="276.1378" calcext:value-type="float">
            <text:p>276.1378</text:p>
          </table:table-cell>
          <table:table-cell office:value-type="float" office:value="-1.4637" calcext:value-type="float">
            <text:p>-1.4637</text:p>
          </table:table-cell>
        </table:table-row>
        <table:table-row table:style-name="ro1">
          <table:table-cell office:value-type="float" office:value="276.1403" calcext:value-type="float">
            <text:p>276.1403</text:p>
          </table:table-cell>
          <table:table-cell office:value-type="float" office:value="-1.4636" calcext:value-type="float">
            <text:p>-1.4636</text:p>
          </table:table-cell>
        </table:table-row>
        <table:table-row table:style-name="ro1">
          <table:table-cell office:value-type="float" office:value="276.1403" calcext:value-type="float">
            <text:p>276.1403</text:p>
          </table:table-cell>
          <table:table-cell office:value-type="float" office:value="-1.4637" calcext:value-type="float">
            <text:p>-1.4637</text:p>
          </table:table-cell>
        </table:table-row>
        <table:table-row table:style-name="ro1">
          <table:table-cell office:value-type="float" office:value="276.1287" calcext:value-type="float">
            <text:p>276.1287</text:p>
          </table:table-cell>
          <table:table-cell office:value-type="float" office:value="-1.464" calcext:value-type="float">
            <text:p>-1.464</text:p>
          </table:table-cell>
        </table:table-row>
        <table:table-row table:style-name="ro1">
          <table:table-cell office:value-type="float" office:value="276.106" calcext:value-type="float">
            <text:p>276.106</text:p>
          </table:table-cell>
          <table:table-cell office:value-type="float" office:value="-1.4644" calcext:value-type="float">
            <text:p>-1.4644</text:p>
          </table:table-cell>
        </table:table-row>
        <table:table-row table:style-name="ro1">
          <table:table-cell office:value-type="float" office:value="276.0899" calcext:value-type="float">
            <text:p>276.0899</text:p>
          </table:table-cell>
          <table:table-cell office:value-type="float" office:value="-1.4646" calcext:value-type="float">
            <text:p>-1.4646</text:p>
          </table:table-cell>
        </table:table-row>
        <table:table-row table:style-name="ro1">
          <table:table-cell office:value-type="float" office:value="276.0775" calcext:value-type="float">
            <text:p>276.0775</text:p>
          </table:table-cell>
          <table:table-cell office:value-type="float" office:value="-1.4647" calcext:value-type="float">
            <text:p>-1.4647</text:p>
          </table:table-cell>
        </table:table-row>
        <table:table-row table:style-name="ro1">
          <table:table-cell office:value-type="float" office:value="276.0819" calcext:value-type="float">
            <text:p>276.0819</text:p>
          </table:table-cell>
          <table:table-cell office:value-type="float" office:value="-1.4646" calcext:value-type="float">
            <text:p>-1.4646</text:p>
          </table:table-cell>
        </table:table-row>
        <table:table-row table:style-name="ro1">
          <table:table-cell office:value-type="float" office:value="276.0797" calcext:value-type="float">
            <text:p>276.0797</text:p>
          </table:table-cell>
          <table:table-cell office:value-type="float" office:value="-1.4647" calcext:value-type="float">
            <text:p>-1.4647</text:p>
          </table:table-cell>
        </table:table-row>
        <table:table-row table:style-name="ro1">
          <table:table-cell office:value-type="float" office:value="276.0737" calcext:value-type="float">
            <text:p>276.0737</text:p>
          </table:table-cell>
          <table:table-cell office:value-type="float" office:value="-1.4649" calcext:value-type="float">
            <text:p>-1.4649</text:p>
          </table:table-cell>
        </table:table-row>
        <table:table-row table:style-name="ro1">
          <table:table-cell office:value-type="float" office:value="276.0623" calcext:value-type="float">
            <text:p>276.0623</text:p>
          </table:table-cell>
          <table:table-cell office:value-type="float" office:value="-1.465" calcext:value-type="float">
            <text:p>-1.465</text:p>
          </table:table-cell>
        </table:table-row>
        <table:table-row table:style-name="ro1">
          <table:table-cell office:value-type="float" office:value="276.0659" calcext:value-type="float">
            <text:p>276.0659</text:p>
          </table:table-cell>
          <table:table-cell office:value-type="float" office:value="-1.4649" calcext:value-type="float">
            <text:p>-1.4649</text:p>
          </table:table-cell>
        </table:table-row>
        <table:table-row table:style-name="ro1">
          <table:table-cell office:value-type="float" office:value="276.0772" calcext:value-type="float">
            <text:p>276.0772</text:p>
          </table:table-cell>
          <table:table-cell office:value-type="float" office:value="-1.4646" calcext:value-type="float">
            <text:p>-1.4646</text:p>
          </table:table-cell>
        </table:table-row>
        <table:table-row table:style-name="ro1">
          <table:table-cell office:value-type="float" office:value="276.0885" calcext:value-type="float">
            <text:p>276.0885</text:p>
          </table:table-cell>
          <table:table-cell office:value-type="float" office:value="-1.4644" calcext:value-type="float">
            <text:p>-1.4644</text:p>
          </table:table-cell>
        </table:table-row>
        <table:table-row table:style-name="ro1">
          <table:table-cell office:value-type="float" office:value="276.0982" calcext:value-type="float">
            <text:p>276.0982</text:p>
          </table:table-cell>
          <table:table-cell office:value-type="float" office:value="-1.4643" calcext:value-type="float">
            <text:p>-1.4643</text:p>
          </table:table-cell>
        </table:table-row>
        <table:table-row table:style-name="ro1">
          <table:table-cell office:value-type="float" office:value="276.1032" calcext:value-type="float">
            <text:p>276.1032</text:p>
          </table:table-cell>
          <table:table-cell office:value-type="float" office:value="-1.4644" calcext:value-type="float">
            <text:p>-1.4644</text:p>
          </table:table-cell>
        </table:table-row>
        <table:table-row table:style-name="ro1">
          <table:table-cell office:value-type="float" office:value="276.0906" calcext:value-type="float">
            <text:p>276.0906</text:p>
          </table:table-cell>
          <table:table-cell office:value-type="float" office:value="-1.4647" calcext:value-type="float">
            <text:p>-1.4647</text:p>
          </table:table-cell>
        </table:table-row>
        <table:table-row table:style-name="ro1">
          <table:table-cell office:value-type="float" office:value="276.0734" calcext:value-type="float">
            <text:p>276.0734</text:p>
          </table:table-cell>
          <table:table-cell office:value-type="float" office:value="-1.465" calcext:value-type="float">
            <text:p>-1.465</text:p>
          </table:table-cell>
        </table:table-row>
        <table:table-row table:style-name="ro1">
          <table:table-cell office:value-type="float" office:value="276.0533" calcext:value-type="float">
            <text:p>276.0533</text:p>
          </table:table-cell>
          <table:table-cell office:value-type="float" office:value="-1.4653" calcext:value-type="float">
            <text:p>-1.4653</text:p>
          </table:table-cell>
        </table:table-row>
        <table:table-row table:style-name="ro1">
          <table:table-cell office:value-type="float" office:value="276.0421" calcext:value-type="float">
            <text:p>276.0421</text:p>
          </table:table-cell>
          <table:table-cell office:value-type="float" office:value="-1.4655" calcext:value-type="float">
            <text:p>-1.4655</text:p>
          </table:table-cell>
        </table:table-row>
        <table:table-row table:style-name="ro1">
          <table:table-cell office:value-type="float" office:value="276.0148" calcext:value-type="float">
            <text:p>276.0148</text:p>
          </table:table-cell>
          <table:table-cell office:value-type="float" office:value="-1.4662" calcext:value-type="float">
            <text:p>-1.4662</text:p>
          </table:table-cell>
        </table:table-row>
        <table:table-row table:style-name="ro1">
          <table:table-cell office:value-type="float" office:value="275.9737" calcext:value-type="float">
            <text:p>275.9737</text:p>
          </table:table-cell>
          <table:table-cell office:value-type="float" office:value="-1.4669" calcext:value-type="float">
            <text:p>-1.4669</text:p>
          </table:table-cell>
        </table:table-row>
        <table:table-row table:style-name="ro1">
          <table:table-cell office:value-type="float" office:value="275.9315" calcext:value-type="float">
            <text:p>275.9315</text:p>
          </table:table-cell>
          <table:table-cell office:value-type="float" office:value="-1.4675" calcext:value-type="float">
            <text:p>-1.4675</text:p>
          </table:table-cell>
        </table:table-row>
        <table:table-row table:style-name="ro1">
          <table:table-cell office:value-type="float" office:value="275.9036" calcext:value-type="float">
            <text:p>275.9036</text:p>
          </table:table-cell>
          <table:table-cell office:value-type="float" office:value="-1.4679" calcext:value-type="float">
            <text:p>-1.4679</text:p>
          </table:table-cell>
        </table:table-row>
        <table:table-row table:style-name="ro1">
          <table:table-cell office:value-type="float" office:value="275.8862" calcext:value-type="float">
            <text:p>275.8862</text:p>
          </table:table-cell>
          <table:table-cell office:value-type="float" office:value="-1.4682" calcext:value-type="float">
            <text:p>-1.4682</text:p>
          </table:table-cell>
        </table:table-row>
        <table:table-row table:style-name="ro1">
          <table:table-cell office:value-type="float" office:value="275.871" calcext:value-type="float">
            <text:p>275.871</text:p>
          </table:table-cell>
          <table:table-cell office:value-type="float" office:value="-1.4685" calcext:value-type="float">
            <text:p>-1.4685</text:p>
          </table:table-cell>
        </table:table-row>
        <table:table-row table:style-name="ro1">
          <table:table-cell office:value-type="float" office:value="275.8499" calcext:value-type="float">
            <text:p>275.8499</text:p>
          </table:table-cell>
          <table:table-cell office:value-type="float" office:value="-1.4689" calcext:value-type="float">
            <text:p>-1.4689</text:p>
          </table:table-cell>
        </table:table-row>
        <table:table-row table:style-name="ro1">
          <table:table-cell office:value-type="float" office:value="275.8287" calcext:value-type="float">
            <text:p>275.8287</text:p>
          </table:table-cell>
          <table:table-cell office:value-type="float" office:value="-1.4692" calcext:value-type="float">
            <text:p>-1.4692</text:p>
          </table:table-cell>
        </table:table-row>
        <table:table-row table:style-name="ro1">
          <table:table-cell office:value-type="float" office:value="275.8185" calcext:value-type="float">
            <text:p>275.8185</text:p>
          </table:table-cell>
          <table:table-cell office:value-type="float" office:value="-1.4692" calcext:value-type="float">
            <text:p>-1.4692</text:p>
          </table:table-cell>
        </table:table-row>
        <table:table-row table:style-name="ro1">
          <table:table-cell office:value-type="float" office:value="275.8208" calcext:value-type="float">
            <text:p>275.8208</text:p>
          </table:table-cell>
          <table:table-cell office:value-type="float" office:value="-1.4692" calcext:value-type="float">
            <text:p>-1.4692</text:p>
          </table:table-cell>
        </table:table-row>
        <table:table-row table:style-name="ro1">
          <table:table-cell office:value-type="float" office:value="275.8127" calcext:value-type="float">
            <text:p>275.8127</text:p>
          </table:table-cell>
          <table:table-cell office:value-type="float" office:value="-1.4694" calcext:value-type="float">
            <text:p>-1.4694</text:p>
          </table:table-cell>
        </table:table-row>
        <table:table-row table:style-name="ro1">
          <table:table-cell office:value-type="float" office:value="275.7985" calcext:value-type="float">
            <text:p>275.7985</text:p>
          </table:table-cell>
          <table:table-cell office:value-type="float" office:value="-1.4697" calcext:value-type="float">
            <text:p>-1.4697</text:p>
          </table:table-cell>
        </table:table-row>
        <table:table-row table:style-name="ro1">
          <table:table-cell office:value-type="float" office:value="275.7864" calcext:value-type="float">
            <text:p>275.7864</text:p>
          </table:table-cell>
          <table:table-cell office:value-type="float" office:value="-1.4699" calcext:value-type="float">
            <text:p>-1.4699</text:p>
          </table:table-cell>
        </table:table-row>
        <table:table-row table:style-name="ro1">
          <table:table-cell office:value-type="float" office:value="275.779" calcext:value-type="float">
            <text:p>275.779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275.7682" calcext:value-type="float">
            <text:p>275.7682</text:p>
          </table:table-cell>
          <table:table-cell office:value-type="float" office:value="-1.4702" calcext:value-type="float">
            <text:p>-1.4702</text:p>
          </table:table-cell>
        </table:table-row>
        <table:table-row table:style-name="ro1">
          <table:table-cell office:value-type="float" office:value="275.7592" calcext:value-type="float">
            <text:p>275.7592</text:p>
          </table:table-cell>
          <table:table-cell office:value-type="float" office:value="-1.4703" calcext:value-type="float">
            <text:p>-1.4703</text:p>
          </table:table-cell>
        </table:table-row>
        <table:table-row table:style-name="ro1">
          <table:table-cell office:value-type="float" office:value="275.7584" calcext:value-type="float">
            <text:p>275.7584</text:p>
          </table:table-cell>
          <table:table-cell office:value-type="float" office:value="-1.4703" calcext:value-type="float">
            <text:p>-1.4703</text:p>
          </table:table-cell>
        </table:table-row>
        <table:table-row table:style-name="ro1">
          <table:table-cell office:value-type="float" office:value="275.7632" calcext:value-type="float">
            <text:p>275.7632</text:p>
          </table:table-cell>
          <table:table-cell office:value-type="float" office:value="-1.4701" calcext:value-type="float">
            <text:p>-1.4701</text:p>
          </table:table-cell>
        </table:table-row>
        <table:table-row table:style-name="ro1">
          <table:table-cell office:value-type="float" office:value="275.7685" calcext:value-type="float">
            <text:p>275.7685</text:p>
          </table:table-cell>
          <table:table-cell office:value-type="float" office:value="-1.4702" calcext:value-type="float">
            <text:p>-1.4702</text:p>
          </table:table-cell>
        </table:table-row>
        <table:table-row table:style-name="ro1">
          <table:table-cell office:value-type="float" office:value="275.7647" calcext:value-type="float">
            <text:p>275.7647</text:p>
          </table:table-cell>
          <table:table-cell office:value-type="float" office:value="-1.4702" calcext:value-type="float">
            <text:p>-1.4702</text:p>
          </table:table-cell>
        </table:table-row>
        <table:table-row table:style-name="ro1">
          <table:table-cell office:value-type="float" office:value="275.7702" calcext:value-type="float">
            <text:p>275.7702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275.7816" calcext:value-type="float">
            <text:p>275.7816</text:p>
          </table:table-cell>
          <table:table-cell office:value-type="float" office:value="-1.4697" calcext:value-type="float">
            <text:p>-1.4697</text:p>
          </table:table-cell>
        </table:table-row>
        <table:table-row table:style-name="ro1">
          <table:table-cell office:value-type="float" office:value="275.8072" calcext:value-type="float">
            <text:p>275.8072</text:p>
          </table:table-cell>
          <table:table-cell office:value-type="float" office:value="-1.4694" calcext:value-type="float">
            <text:p>-1.4694</text:p>
          </table:table-cell>
        </table:table-row>
        <table:table-row table:style-name="ro1">
          <table:table-cell office:value-type="float" office:value="275.8101" calcext:value-type="float">
            <text:p>275.8101</text:p>
          </table:table-cell>
          <table:table-cell office:value-type="float" office:value="-1.4695" calcext:value-type="float">
            <text:p>-1.4695</text:p>
          </table:table-cell>
        </table:table-row>
        <table:table-row table:style-name="ro1">
          <table:table-cell office:value-type="float" office:value="275.7952" calcext:value-type="float">
            <text:p>275.7952</text:p>
          </table:table-cell>
          <table:table-cell office:value-type="float" office:value="-1.4697" calcext:value-type="float">
            <text:p>-1.4697</text:p>
          </table:table-cell>
        </table:table-row>
        <table:table-row table:style-name="ro1">
          <table:table-cell office:value-type="float" office:value="275.7922" calcext:value-type="float">
            <text:p>275.7922</text:p>
          </table:table-cell>
          <table:table-cell office:value-type="float" office:value="-1.4696" calcext:value-type="float">
            <text:p>-1.4696</text:p>
          </table:table-cell>
        </table:table-row>
        <table:table-row table:style-name="ro1">
          <table:table-cell office:value-type="float" office:value="275.8033" calcext:value-type="float">
            <text:p>275.8033</text:p>
          </table:table-cell>
          <table:table-cell office:value-type="float" office:value="-1.4693" calcext:value-type="float">
            <text:p>-1.4693</text:p>
          </table:table-cell>
        </table:table-row>
        <table:table-row table:style-name="ro1">
          <table:table-cell office:value-type="float" office:value="275.8311" calcext:value-type="float">
            <text:p>275.8311</text:p>
          </table:table-cell>
          <table:table-cell office:value-type="float" office:value="-1.4688" calcext:value-type="float">
            <text:p>-1.4688</text:p>
          </table:table-cell>
        </table:table-row>
        <table:table-row table:style-name="ro1">
          <table:table-cell office:value-type="float" office:value="275.8471" calcext:value-type="float">
            <text:p>275.8471</text:p>
          </table:table-cell>
          <table:table-cell office:value-type="float" office:value="-1.4686" calcext:value-type="float">
            <text:p>-1.4686</text:p>
          </table:table-cell>
        </table:table-row>
        <table:table-row table:style-name="ro1">
          <table:table-cell office:value-type="float" office:value="275.8696" calcext:value-type="float">
            <text:p>275.8696</text:p>
          </table:table-cell>
          <table:table-cell office:value-type="float" office:value="-1.4682" calcext:value-type="float">
            <text:p>-1.4682</text:p>
          </table:table-cell>
        </table:table-row>
        <table:table-row table:style-name="ro1">
          <table:table-cell office:value-type="float" office:value="275.8822" calcext:value-type="float">
            <text:p>275.8822</text:p>
          </table:table-cell>
          <table:table-cell office:value-type="float" office:value="-1.4681" calcext:value-type="float">
            <text:p>-1.4681</text:p>
          </table:table-cell>
        </table:table-row>
        <table:table-row table:style-name="ro1">
          <table:table-cell office:value-type="float" office:value="275.8919" calcext:value-type="float">
            <text:p>275.8919</text:p>
          </table:table-cell>
          <table:table-cell office:value-type="float" office:value="-1.4678" calcext:value-type="float">
            <text:p>-1.4678</text:p>
          </table:table-cell>
        </table:table-row>
        <table:table-row table:style-name="ro1">
          <table:table-cell office:value-type="float" office:value="275.9106" calcext:value-type="float">
            <text:p>275.9106</text:p>
          </table:table-cell>
          <table:table-cell office:value-type="float" office:value="-1.4674" calcext:value-type="float">
            <text:p>-1.4674</text:p>
          </table:table-cell>
        </table:table-row>
        <table:table-row table:style-name="ro1">
          <table:table-cell office:value-type="float" office:value="275.9342" calcext:value-type="float">
            <text:p>275.9342</text:p>
          </table:table-cell>
          <table:table-cell office:value-type="float" office:value="-1.4671" calcext:value-type="float">
            <text:p>-1.4671</text:p>
          </table:table-cell>
        </table:table-row>
        <table:table-row table:style-name="ro1">
          <table:table-cell office:value-type="float" office:value="275.9477" calcext:value-type="float">
            <text:p>275.9477</text:p>
          </table:table-cell>
          <table:table-cell office:value-type="float" office:value="-1.4669" calcext:value-type="float">
            <text:p>-1.4669</text:p>
          </table:table-cell>
        </table:table-row>
        <table:table-row table:style-name="ro1">
          <table:table-cell office:value-type="float" office:value="275.9689" calcext:value-type="float">
            <text:p>275.9689</text:p>
          </table:table-cell>
          <table:table-cell office:value-type="float" office:value="-1.4664" calcext:value-type="float">
            <text:p>-1.4664</text:p>
          </table:table-cell>
        </table:table-row>
        <table:table-row table:style-name="ro1">
          <table:table-cell office:value-type="float" office:value="275.9927" calcext:value-type="float">
            <text:p>275.9927</text:p>
          </table:table-cell>
          <table:table-cell office:value-type="float" office:value="-1.466" calcext:value-type="float">
            <text:p>-1.466</text:p>
          </table:table-cell>
        </table:table-row>
        <table:table-row table:style-name="ro1">
          <table:table-cell office:value-type="float" office:value="276.0218" calcext:value-type="float">
            <text:p>276.0218</text:p>
          </table:table-cell>
          <table:table-cell office:value-type="float" office:value="-1.4655" calcext:value-type="float">
            <text:p>-1.4655</text:p>
          </table:table-cell>
        </table:table-row>
        <table:table-row table:style-name="ro1">
          <table:table-cell office:value-type="float" office:value="276.0421" calcext:value-type="float">
            <text:p>276.0421</text:p>
          </table:table-cell>
          <table:table-cell office:value-type="float" office:value="-1.4652" calcext:value-type="float">
            <text:p>-1.4652</text:p>
          </table:table-cell>
        </table:table-row>
        <table:table-row table:style-name="ro1">
          <table:table-cell office:value-type="float" office:value="276.0522" calcext:value-type="float">
            <text:p>276.0522</text:p>
          </table:table-cell>
          <table:table-cell office:value-type="float" office:value="-1.4652" calcext:value-type="float">
            <text:p>-1.4652</text:p>
          </table:table-cell>
        </table:table-row>
        <table:table-row table:style-name="ro1">
          <table:table-cell office:value-type="float" office:value="276.0501" calcext:value-type="float">
            <text:p>276.0501</text:p>
          </table:table-cell>
          <table:table-cell office:value-type="float" office:value="-1.4651" calcext:value-type="float">
            <text:p>-1.4651</text:p>
          </table:table-cell>
        </table:table-row>
        <table:table-row table:style-name="ro1">
          <table:table-cell office:value-type="float" office:value="276.0623" calcext:value-type="float">
            <text:p>276.0623</text:p>
          </table:table-cell>
          <table:table-cell office:value-type="float" office:value="-1.4649" calcext:value-type="float">
            <text:p>-1.4649</text:p>
          </table:table-cell>
        </table:table-row>
        <table:table-row table:style-name="ro1">
          <table:table-cell office:value-type="float" office:value="276.0751" calcext:value-type="float">
            <text:p>276.0751</text:p>
          </table:table-cell>
          <table:table-cell office:value-type="float" office:value="-1.4648" calcext:value-type="float">
            <text:p>-1.4648</text:p>
          </table:table-cell>
        </table:table-row>
        <table:table-row table:style-name="ro1">
          <table:table-cell office:value-type="float" office:value="276.0717" calcext:value-type="float">
            <text:p>276.0717</text:p>
          </table:table-cell>
          <table:table-cell office:value-type="float" office:value="-1.465" calcext:value-type="float">
            <text:p>-1.465</text:p>
          </table:table-cell>
        </table:table-row>
        <table:table-row table:style-name="ro1">
          <table:table-cell office:value-type="float" office:value="276.058" calcext:value-type="float">
            <text:p>276.058</text:p>
          </table:table-cell>
          <table:table-cell office:value-type="float" office:value="-1.4651" calcext:value-type="float">
            <text:p>-1.4651</text:p>
          </table:table-cell>
        </table:table-row>
        <table:table-row table:style-name="ro1">
          <table:table-cell office:value-type="float" office:value="276.066" calcext:value-type="float">
            <text:p>276.066</text:p>
          </table:table-cell>
          <table:table-cell office:value-type="float" office:value="-1.4649" calcext:value-type="float">
            <text:p>-1.4649</text:p>
          </table:table-cell>
        </table:table-row>
        <table:table-row table:style-name="ro1">
          <table:table-cell office:value-type="float" office:value="276.0689" calcext:value-type="float">
            <text:p>276.0689</text:p>
          </table:table-cell>
          <table:table-cell office:value-type="float" office:value="-1.4649" calcext:value-type="float">
            <text:p>-1.4649</text:p>
          </table:table-cell>
        </table:table-row>
        <table:table-row table:style-name="ro1">
          <table:table-cell office:value-type="float" office:value="276.0655" calcext:value-type="float">
            <text:p>276.0655</text:p>
          </table:table-cell>
          <table:table-cell office:value-type="float" office:value="-1.4648" calcext:value-type="float">
            <text:p>-1.4648</text:p>
          </table:table-cell>
        </table:table-row>
        <table:table-row table:style-name="ro1">
          <table:table-cell office:value-type="float" office:value="276.0778" calcext:value-type="float">
            <text:p>276.0778</text:p>
          </table:table-cell>
          <table:table-cell office:value-type="float" office:value="-1.4647" calcext:value-type="float">
            <text:p>-1.4647</text:p>
          </table:table-cell>
        </table:table-row>
        <table:table-row table:style-name="ro1">
          <table:table-cell office:value-type="float" office:value="276.082" calcext:value-type="float">
            <text:p>276.082</text:p>
          </table:table-cell>
          <table:table-cell office:value-type="float" office:value="-1.4647" calcext:value-type="float">
            <text:p>-1.4647</text:p>
          </table:table-cell>
        </table:table-row>
        <table:table-row table:style-name="ro1">
          <table:table-cell office:value-type="float" office:value="276.0828" calcext:value-type="float">
            <text:p>276.0828</text:p>
          </table:table-cell>
          <table:table-cell office:value-type="float" office:value="-1.4645" calcext:value-type="float">
            <text:p>-1.4645</text:p>
          </table:table-cell>
        </table:table-row>
        <table:table-row table:style-name="ro1">
          <table:table-cell office:value-type="float" office:value="276.0945" calcext:value-type="float">
            <text:p>276.0945</text:p>
          </table:table-cell>
          <table:table-cell office:value-type="float" office:value="-1.4643" calcext:value-type="float">
            <text:p>-1.4643</text:p>
          </table:table-cell>
        </table:table-row>
        <table:table-row table:style-name="ro1">
          <table:table-cell office:value-type="float" office:value="276.1053" calcext:value-type="float">
            <text:p>276.1053</text:p>
          </table:table-cell>
          <table:table-cell office:value-type="float" office:value="-1.4641" calcext:value-type="float">
            <text:p>-1.4641</text:p>
          </table:table-cell>
        </table:table-row>
        <table:table-row table:style-name="ro1">
          <table:table-cell office:value-type="float" office:value="276.115" calcext:value-type="float">
            <text:p>276.115</text:p>
          </table:table-cell>
          <table:table-cell office:value-type="float" office:value="-1.464" calcext:value-type="float">
            <text:p>-1.464</text:p>
          </table:table-cell>
        </table:table-row>
        <table:table-row table:style-name="ro1">
          <table:table-cell office:value-type="float" office:value="276.1198" calcext:value-type="float">
            <text:p>276.1198</text:p>
          </table:table-cell>
          <table:table-cell office:value-type="float" office:value="-1.4639" calcext:value-type="float">
            <text:p>-1.4639</text:p>
          </table:table-cell>
        </table:table-row>
        <table:table-row table:style-name="ro1">
          <table:table-cell office:value-type="float" office:value="276.1316" calcext:value-type="float">
            <text:p>276.1316</text:p>
          </table:table-cell>
          <table:table-cell office:value-type="float" office:value="-1.4637" calcext:value-type="float">
            <text:p>-1.4637</text:p>
          </table:table-cell>
        </table:table-row>
        <table:table-row table:style-name="ro1">
          <table:table-cell office:value-type="float" office:value="276.1465" calcext:value-type="float">
            <text:p>276.1465</text:p>
          </table:table-cell>
          <table:table-cell office:value-type="float" office:value="-1.4634" calcext:value-type="float">
            <text:p>-1.4634</text:p>
          </table:table-cell>
        </table:table-row>
        <table:table-row table:style-name="ro1">
          <table:table-cell office:value-type="float" office:value="276.1496" calcext:value-type="float">
            <text:p>276.1496</text:p>
          </table:table-cell>
          <table:table-cell office:value-type="float" office:value="-1.4635" calcext:value-type="float">
            <text:p>-1.4635</text:p>
          </table:table-cell>
        </table:table-row>
        <table:table-row table:style-name="ro1">
          <table:table-cell office:value-type="float" office:value="276.1449" calcext:value-type="float">
            <text:p>276.1449</text:p>
          </table:table-cell>
          <table:table-cell office:value-type="float" office:value="-1.4636" calcext:value-type="float">
            <text:p>-1.4636</text:p>
          </table:table-cell>
        </table:table-row>
        <table:table-row table:style-name="ro1">
          <table:table-cell office:value-type="float" office:value="276.138" calcext:value-type="float">
            <text:p>276.138</text:p>
          </table:table-cell>
          <table:table-cell office:value-type="float" office:value="-1.4634" calcext:value-type="float">
            <text:p>-1.4634</text:p>
          </table:table-cell>
        </table:table-row>
        <table:table-row table:style-name="ro1">
          <table:table-cell office:value-type="float" office:value="276.1673" calcext:value-type="float">
            <text:p>276.1673</text:p>
          </table:table-cell>
          <table:table-cell office:value-type="float" office:value="-1.4628" calcext:value-type="float">
            <text:p>-1.4628</text:p>
          </table:table-cell>
        </table:table-row>
        <table:table-row table:style-name="ro1">
          <table:table-cell office:value-type="float" office:value="276.2051" calcext:value-type="float">
            <text:p>276.2051</text:p>
          </table:table-cell>
          <table:table-cell office:value-type="float" office:value="-1.4622" calcext:value-type="float">
            <text:p>-1.4622</text:p>
          </table:table-cell>
        </table:table-row>
        <table:table-row table:style-name="ro1">
          <table:table-cell office:value-type="float" office:value="276.2397" calcext:value-type="float">
            <text:p>276.2397</text:p>
          </table:table-cell>
          <table:table-cell office:value-type="float" office:value="-1.4616" calcext:value-type="float">
            <text:p>-1.4616</text:p>
          </table:table-cell>
        </table:table-row>
        <table:table-row table:style-name="ro1">
          <table:table-cell office:value-type="float" office:value="276.2664" calcext:value-type="float">
            <text:p>276.2664</text:p>
          </table:table-cell>
          <table:table-cell office:value-type="float" office:value="-1.4613" calcext:value-type="float">
            <text:p>-1.4613</text:p>
          </table:table-cell>
        </table:table-row>
        <table:table-row table:style-name="ro1">
          <table:table-cell office:value-type="float" office:value="276.2815" calcext:value-type="float">
            <text:p>276.2815</text:p>
          </table:table-cell>
          <table:table-cell office:value-type="float" office:value="-1.461" calcext:value-type="float">
            <text:p>-1.461</text:p>
          </table:table-cell>
        </table:table-row>
        <table:table-row table:style-name="ro1">
          <table:table-cell office:value-type="float" office:value="276.2947" calcext:value-type="float">
            <text:p>276.2947</text:p>
          </table:table-cell>
          <table:table-cell office:value-type="float" office:value="-1.4609" calcext:value-type="float">
            <text:p>-1.4609</text:p>
          </table:table-cell>
        </table:table-row>
        <table:table-row table:style-name="ro1">
          <table:table-cell office:value-type="float" office:value="276.2965" calcext:value-type="float">
            <text:p>276.2965</text:p>
          </table:table-cell>
          <table:table-cell office:value-type="float" office:value="-1.4609" calcext:value-type="float">
            <text:p>-1.4609</text:p>
          </table:table-cell>
        </table:table-row>
        <table:table-row table:style-name="ro1">
          <table:table-cell office:value-type="float" office:value="276.2851" calcext:value-type="float">
            <text:p>276.2851</text:p>
          </table:table-cell>
          <table:table-cell office:value-type="float" office:value="-1.4611" calcext:value-type="float">
            <text:p>-1.4611</text:p>
          </table:table-cell>
        </table:table-row>
        <table:table-row table:style-name="ro1">
          <table:table-cell office:value-type="float" office:value="276.2795" calcext:value-type="float">
            <text:p>276.2795</text:p>
          </table:table-cell>
          <table:table-cell office:value-type="float" office:value="-1.4612" calcext:value-type="float">
            <text:p>-1.4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14" meta:object-count="0"/>
    <meta:generator>LibreOffice/7.0.4.2$Linux_ARM_EABI LibreOffice_project/00$Build-2</meta:generator>
  </office:meta>
</office:document-meta>
</file>